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498cm" style:rel-column-width="32760*"/>
    </style:style>
    <style:style style:name="表29.B" style:family="table-column">
      <style:table-column-properties style:column-width="8.502cm" style:rel-column-width="32775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1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2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13" style:family="paragraph" style:parent-style-name="Standard">
      <style:text-properties style:font-name="Arial" style:font-name-asian="Arial" style:font-name-complex="Arial"/>
    </style:style>
    <style:style style:name="P14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15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16" style:family="paragraph" style:parent-style-name="Standard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17" style:family="paragraph" style:parent-style-name="Text_20_body">
      <style:text-properties style:font-name="Arial" style:font-name-asian="Arial" style:font-name-complex="Arial"/>
    </style:style>
    <style:style style:name="P18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19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20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21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3" style:family="paragraph" style:parent-style-name="Table_20_Contents">
      <style:text-properties style:font-name="Arial" fo:font-size="14pt" style:font-name-asian="Arial" style:font-name-complex="Arial"/>
    </style:style>
    <style:style style:name="P24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25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26" style:family="paragraph" style:parent-style-name="Table_20_Contents" style:list-style-name="L2">
      <style:text-properties style:font-name="Arial" fo:font-size="14pt" style:font-name-asian="Arial" style:font-size-asian="14pt" style:font-name-complex="Arial" style:font-size-complex="14pt"/>
    </style:style>
    <style:style style:name="P27" style:family="paragraph" style:parent-style-name="Table_20_Contents" style:list-style-name="L2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28" style:family="paragraph" style:parent-style-name="Table_20_Contents" style:list-style-name="L3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29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30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31" style:family="paragraph" style:parent-style-name="Standard">
      <style:text-properties style:font-name="Arial" style:font-name-asian="Arial" style:font-name-complex="Arial"/>
    </style:style>
    <style:style style:name="P32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33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34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35" style:family="paragraph" style:parent-style-name="Text_20_body" style:list-style-name="L1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36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text-position="super 58%"/>
    </style:style>
    <style:style style:name="T8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177851136" text:id="ct177851136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20">[XXX </text:p>
          </table:table-cell>
          <table:table-cell table:style-name="表29.B1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4">10:7</text:p>
            <text:p text:style-name="P14">ז <text:s/>זֵכֶר צַדִּיק, לִבְרָכָה; <text:s text:c="3"/>וְשֵׁם רְשָׁעִים יִרְקָב.</text:p>
          </table:table-cell>
          <table:table-cell table:style-name="表29.B2" office:value-type="string">
            <text:p text:style-name="P12"/>
            <text:p text:style-name="P12"/>
            <text:p text:style-name="P12">기억 / 의인 / to. 축복</text:p>
            <text:p text:style-name="P12"/>
            <text:p text:style-name="P12">and 이름 / 악한자 / to rot</text:p>
          </table:table-cell>
        </table:table-row>
        <table:table-row>
          <table:table-cell table:style-name="表29.A2" office:value-type="string">
            <text:p text:style-name="P14">10:8</text:p>
            <text:p text:style-name="P14">חֲכַם-לֵב, יִקַּח מִצְוֺת; <text:s text:c="3"/>וֶאֱוִיל שְׂפָתַיִם, יִלָּבֵט.<text:tab/> violence.</text:p>
          </table:table-cell>
          <table:table-cell table:style-name="表29.B2" office:value-type="string">
            <text:p text:style-name="P12"/>
            <text:p text:style-name="P12"/>
            <text:p text:style-name="P12">현명한 사람 – 심장 / to take / instructions</text:p>
            <text:p text:style-name="P12">and foolish / lips[입술 / to flounder</text:p>
          </table:table-cell>
        </table:table-row>
        <table:table-row>
          <table:table-cell table:style-name="表29.A2" office:value-type="string">
            <text:p text:style-name="P14">10:9</text:p>
            <text:p text:style-name="P14">ט <text:s/>הוֹלֵךְ בַּתֹּם, יֵלֶךְ בֶּטַח; <text:s text:c="3"/>וּמְעַקֵּשׁ</text:p>
            <text:p text:style-name="P14"><text:s/>דְּרָכָיו, יִוָּדֵעַ.<text:tab/></text:p>
          </table:table-cell>
          <table:table-cell table:style-name="表29.B2" office:value-type="string">
            <text:p text:style-name="P12"/>
            <text:p text:style-name="P12"/>
            <text:p text:style-name="P12">one – going / in. sincerity / to go</text:p>
            <text:p text:style-name="P12"/>
            <text:p text:style-name="P12">trust / and one perverting</text:p>
            <text:p text:style-name="P12"/>
            <text:p text:style-name="P12">길+그의 / to be known</text:p>
          </table:table-cell>
        </table:table-row>
        <table:table-row>
          <table:table-cell table:style-name="表29.A2" office:value-type="string">
            <text:p text:style-name="P14">10:10</text:p>
            <text:p text:style-name="P14">י <text:s/>קֹרֵץ עַיִן, יִתֵּן</text:p>
            <text:p text:style-name="P14"><text:s/>עַצָּבֶת; <text:s text:c="3"/>וֶאֱוִיל שְׂפָתַיִם, יִלָּבֵט.<text:tab/>1</text:p>
          </table:table-cell>
          <table:table-cell table:style-name="表29.B2" office:value-type="string">
            <text:p text:style-name="P12"/>
            <text:p text:style-name="P12"/>
            <text:p text:style-name="P12">one – winking / 눈 / to give[준다</text:p>
            <text:p text:style-name="P12"/>
            <text:p text:style-name="P12">grief / and one foolish</text:p>
            <text:p text:style-name="P12"/>
            <text:p text:style-name="P12">입술 / to flounder</text:p>
          </table:table-cell>
        </table:table-row>
        <table:table-row>
          <table:table-cell table:style-name="表29.A2" office:value-type="string">
            <text:p text:style-name="P14">10:11</text:p>
            <text:p text:style-name="P14">יא <text:s/>מְקוֹר חַיִּים, פִּי צַדִּיק; <text:s text:c="3"/>וּפִי רְשָׁעִים, יְכַסֶּה חָמָס.<text:tab/></text:p>
          </table:table-cell>
          <table:table-cell table:style-name="表29.B2" office:value-type="string">
            <text:p text:style-name="P12"/>
            <text:p text:style-name="P12"/>
            <text:p text:style-name="P12">fountain / 생명 / 입</text:p>
            <text:p text:style-name="P12"/>
            <text:p text:style-name="P12">의인 / and 입 / <text:s/>악한자</text:p>
            <text:p text:style-name="P12"/>
            <text:p text:style-name="P12">to cover / 폭력</text:p>
          </table:table-cell>
        </table:table-row>
        <table:table-row>
          <table:table-cell table:style-name="表29.A2" office:value-type="string">
            <text:p text:style-name="P14">10:12</text:p>
            <text:p text:style-name="P14"><text:soft-page-break/>יב <text:s/>שִׂנְאָה, תְּעֹרֵר מְדָנִים; <text:s text:c="3"/>וְעַל כָּל-פְּשָׁעִים, </text:p>
            <text:p text:style-name="P14">תְּכַסֶּה אַהֲבָה.<text:tab/></text:p>
          </table:table-cell>
          <table:table-cell table:style-name="表29.B2" office:value-type="string">
            <text:p text:style-name="P12"/>
            <text:p text:style-name="P12"><text:soft-page-break/></text:p>
            <text:p text:style-name="P12">仇恨chou2hen4 / to rouse up</text:p>
            <text:p text:style-name="P12"/>
            <text:p text:style-name="P12">争吵chao3 / and over / 每一个 - </text:p>
            <text:p text:style-name="P12"/>
            <text:p text:style-name="P12">transgressions</text:p>
            <text:p text:style-name="P12">覆盖 / 爱</text:p>
          </table:table-cell>
        </table:table-row>
        <table:table-row>
          <table:table-cell table:style-name="表29.A2" office:value-type="string">
            <text:p text:style-name="P20">/] XXX 20200608_120143</text:p>
          </table:table-cell>
          <table:table-cell table:style-name="表29.B2" office:value-type="string">
            <text:p text:style-name="P15"/>
          </table:table-cell>
        </table:table-row>
        <table:table-row>
          <table:table-cell table:style-name="表29.A2" office:value-type="string">
            <text:p text:style-name="P20">[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4">10:13</text:p>
            <text:p text:style-name="P14">יג <text:s/>בְּשִׂפְתֵי נָבוֹן, </text:p>
            <text:p text:style-name="P14">תִּמָּצֵא חָכְמָה; <text:s text:c="3"/>וְשֵׁבֶט, לְגֵו חֲסַר-לֵב.<text:tab/></text:p>
          </table:table-cell>
          <table:table-cell table:style-name="表29.B2" office:value-type="string">
            <text:p text:style-name="P12"/>
            <text:p text:style-name="P12"/>
            <text:p text:style-name="P12">in. 嘴唇[입술 / one understanding</text:p>
            <text:p text:style-name="P12">발견한다 / 智慧</text:p>
            <text:p text:style-name="P12"/>
            <text:p text:style-name="P12">and club / for. body[몸 . / lack - 심장[心脏zang4</text:p>
          </table:table-cell>
        </table:table-row>
        <table:table-row>
          <table:table-cell table:style-name="表29.A2" office:value-type="string">
            <text:p text:style-name="P14">10:14</text:p>
            <text:p text:style-name="P14">יד <text:s/>חֲכָמִים יִצְפְּנוּ-דָעַת; <text:s text:c="3"/>וּפִי-אֱוִיל, מְחִתָּה קְרֹבָה.<text:tab/></text:p>
          </table:table-cell>
          <table:table-cell table:style-name="表29.B2" office:value-type="string">
            <text:p text:style-name="P12"/>
            <text:p text:style-name="P12"/>
            <text:p text:style-name="P12">현명한 사람 / to seclude – 지식</text:p>
            <text:p text:style-name="P12"/>
            <text:p text:style-name="P12">and 입 – 어리석하다 / undoing</text:p>
            <text:p text:style-name="P12"/>
            <text:p text:style-name="P12">근처[在附近</text:p>
          </table:table-cell>
        </table:table-row>
        <table:table-row>
          <table:table-cell table:style-name="表29.A2" office:value-type="string">
            <text:p text:style-name="P14">10:15</text:p>
            <text:p text:style-name="P14">טו <text:s/>הוֹן עָשִׁיר, </text:p>
            <text:p text:style-name="P14">קִרְיַת עֻזּוֹ; <text:s text:c="3"/>מְחִתַּת דַּלִּים רֵישָׁם.</text:p>
          </table:table-cell>
          <table:table-cell table:style-name="表29.B2" office:value-type="string">
            <text:p text:style-name="P12"/>
            <text:p text:style-name="P12"/>
            <text:p text:style-name="P12">wealth[财富[부 / rich man[有钱人</text:p>
            <text:p text:style-name="P12"/>
            <text:p text:style-name="P12">town / strength+his / undoing</text:p>
            <text:p text:style-name="P12"/>
            <text:p text:style-name="P12">poor ones / destitution</text:p>
          </table:table-cell>
        </table:table-row>
        <table:table-row>
          <table:table-cell table:style-name="表29.A2" office:value-type="string">
            <text:p text:style-name="P20">/] XXX 20200609_161730</text:p>
          </table:table-cell>
          <table:table-cell table:style-name="表29.B2" office:value-type="string">
            <text:p text:style-name="P15"/>
          </table:table-cell>
        </table:table-row>
        <table:table-row>
          <table:table-cell table:style-name="表29.A2" office:value-type="string">
            <text:p text:style-name="P20">[XXX 20200610_11044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4">10:16</text:p>
            <text:p text:style-name="P14"><text:s/>פְּעֻלַּת צַדִּיק לְחַיִּים; <text:s text:c="3"/><text:soft-page-break/>תְּבוּאַת רָשָׁע לְחַטָּאת.<text:tab/></text:p>
          </table:table-cell>
          <table:table-cell table:style-name="表29.B2" office:value-type="string">
            <text:p text:style-name="P12"/>
            <text:p text:style-name="P12"/>
            <text:p text:style-name="P12">wage[임금 / 의인 / to. 생명</text:p>
            <text:p text:style-name="P12"><text:soft-page-break/></text:p>
            <text:p text:style-name="P12">income[수입 / wicked ones / to sin</text:p>
          </table:table-cell>
        </table:table-row>
        <table:table-row>
          <table:table-cell table:style-name="表29.A2" office:value-type="string">
            <text:p text:style-name="P14">10:17</text:p>
            <text:p text:style-name="P14">יז <text:s/>אֹרַח לְחַיִּים, שׁוֹמֵר מוּסָר; <text:s text:c="3"/>וְעֹזֵב </text:p>
            <text:p text:style-name="P14">תּוֹכַחַת מַתְעֶה.<text:tab/></text:p>
          </table:table-cell>
          <table:table-cell table:style-name="表29.B2" office:value-type="string">
            <text:p text:style-name="P12"/>
            <text:p text:style-name="P12"/>
            <text:p text:style-name="P12">통로 / to. life / one keeping</text:p>
            <text:p text:style-name="P12"/>
            <text:p text:style-name="P12">admonition / and one forsaking</text:p>
            <text:p text:style-name="P12"/>
            <text:p text:style-name="P12">correction / one going astray</text:p>
          </table:table-cell>
        </table:table-row>
        <table:table-row>
          <table:table-cell table:style-name="表29.A2" office:value-type="string">
            <text:p text:style-name="P14">10:18</text:p>
            <text:p text:style-name="P14">יח <text:s/>מְכַסֶּה שִׂנְאָה, שִׂפְתֵי-שָׁקֶר; <text:s text:c="3"/>וּמוֹצִא דִבָּה, הוּא כְסִיל.</text:p>
          </table:table-cell>
          <table:table-cell table:style-name="表29.B2" office:value-type="string">
            <text:p text:style-name="P12"/>
            <text:p text:style-name="P12"/>
            <text:p text:style-name="P12">one covering up / hatred</text:p>
            <text:p text:style-name="P12"/>
            <text:p text:style-name="P12">입술 – falsehood / and one to bring forth</text:p>
            <text:p text:style-name="P12">muttering / he / one stupid</text:p>
          </table:table-cell>
        </table:table-row>
        <table:table-row>
          <table:table-cell table:style-name="表29.A2" office:value-type="string">
            <text:p text:style-name="P14">10:19</text:p>
            <text:p text:style-name="P14">יט <text:s/>בְּרֹב דְּבָרִים, לֹא יֶחְדַּל-פָּשַׁע; <text:s/></text:p>
            <text:p text:style-name="P14"><text:s text:c="2"/>וְחוֹשֵׂךְ שְׂפָתָיו מַשְׂכִּיל.<text:tab/></text:p>
          </table:table-cell>
          <table:table-cell table:style-name="表29.B2" office:value-type="string">
            <text:p text:style-name="P12"/>
            <text:p text:style-name="P12"/>
            <text:p text:style-name="P12">in. multitude / 말 / not</text:p>
            <text:p text:style-name="P12"/>
            <text:p text:style-name="P12">to leave off – transgression</text:p>
            <text:p text:style-name="P12"/>
            <text:p text:style-name="P12">and one to keep back / 입술+그의</text:p>
            <text:p text:style-name="P12">to be intelligent</text:p>
          </table:table-cell>
        </table:table-row>
        <table:table-row>
          <table:table-cell table:style-name="表29.A2" office:value-type="string">
            <text:p text:style-name="P20">/] XXX 20200610_112211</text:p>
          </table:table-cell>
          <table:table-cell table:style-name="表29.B2" office:value-type="string">
            <text:p text:style-name="P15"/>
          </table:table-cell>
        </table:table-row>
        <table:table-row>
          <table:table-cell table:style-name="表29.A2" office:value-type="string">
            <text:p text:style-name="P20">[XXX 20200613_152111</text:p>
          </table:table-cell>
          <table:table-cell table:style-name="表29.B2" office:value-type="string">
            <text:p text:style-name="P15"/>
          </table:table-cell>
        </table:table-row>
        <table:table-row>
          <table:table-cell table:style-name="表29.A2" office:value-type="string">
            <text:p text:style-name="P14">10:20</text:p>
            <text:p text:style-name="P14">כ <text:s/>כֶּסֶף נִבְחָר, לְשׁוֹן צַדִּיק; <text:s text:c="3"/>לֵב רְשָׁעִים כִּמְעָט.</text:p>
          </table:table-cell>
          <table:table-cell table:style-name="表29.B2" office:value-type="string">
            <text:p text:style-name="P12"/>
            <text:p text:style-name="P12"/>
            <text:p text:style-name="P12">은 / to be of choice / tongue[혀</text:p>
            <text:p text:style-name="P12"/>
            <text:p text:style-name="P12">현명한 사람 / 심장 / 악한 사람</text:p>
            <text:p text:style-name="P12"/>
            <text:p text:style-name="P12">as little</text:p>
          </table:table-cell>
        </table:table-row>
        <text:soft-page-break/>
        <table:table-row>
          <table:table-cell table:style-name="表29.A2" office:value-type="string">
            <text:p text:style-name="P14">10:21</text:p>
            <text:p text:style-name="P14">שִׂפְתֵי צַדִּיק, יִרְעוּ רַבִּים; <text:s text:c="3"/>וֶאֱוִילִים, בַּחֲסַר-לֵב יָמוּתוּ.<text:tab/></text:p>
          </table:table-cell>
          <table:table-cell table:style-name="表29.B2" office:value-type="string">
            <text:p text:style-name="P12"/>
            <text:p text:style-name="P12"/>
            <text:p text:style-name="P12">입술 / 의인 / to shepherd</text:p>
            <text:p text:style-name="P12"/>
            <text:p text:style-name="P12">많이 / and 어리석은 사람</text:p>
            <text:p text:style-name="P12"/>
            <text:p text:style-name="P12">in. lack – 심장 / to die</text:p>
          </table:table-cell>
        </table:table-row>
        <table:table-row>
          <table:table-cell table:style-name="表29.A2" office:value-type="string">
            <text:p text:style-name="P14">10:22</text:p>
            <text:p text:style-name="P14">כב <text:s/>בִּרְכַּת יְהוָה, הִיא תַעֲשִׁיר; <text:s text:c="3"/>וְלֹא-יוֹסִף עֶצֶב עִמָּהּ.<text:tab/>22</text:p>
          </table:table-cell>
          <table:table-cell table:style-name="表29.B2" office:value-type="string">
            <text:p text:style-name="P12"/>
            <text:p text:style-name="P12"/>
            <text:p text:style-name="P12">blessing / jehovah / she</text:p>
            <text:p text:style-name="P12"/>
            <text:p text:style-name="P12">to enrich / and not – to add</text:p>
            <text:p text:style-name="P12"/>
            <text:p text:style-name="P12">grief / with+her</text:p>
          </table:table-cell>
        </table:table-row>
        <table:table-row>
          <table:table-cell table:style-name="表29.A2" office:value-type="string">
            <text:p text:style-name="P14">10:23</text:p>
            <text:p text:style-name="P14">כג <text:s/>כִּשְׂחוֹק לִכְסִיל, עֲשׂוֹת זִמָּה; <text:s text:c="3"/>וְחָכְמָה, לְאִישׁ תְּבוּנָה.<text:tab/>23</text:p>
          </table:table-cell>
          <table:table-cell table:style-name="表29.B2" office:value-type="string">
            <text:p text:style-name="P12"/>
            <text:p text:style-name="P12"/>
            <text:p text:style-name="P12">as sport / to. one stupid</text:p>
            <text:p text:style-name="P12"/>
            <text:p text:style-name="P12">to do / mischief / and 지혜</text:p>
            <text:p text:style-name="P12"/>
            <text:p text:style-name="P12">to. man / understanding</text:p>
          </table:table-cell>
        </table:table-row>
        <table:table-row>
          <table:table-cell table:style-name="表29.A2" office:value-type="string">
            <text:p text:style-name="P14">10:24</text:p>
            <text:p text:style-name="P14">כד <text:s/>מְגוֹרַת רָשָׁע, הִיא תְבוֹאֶנּוּ; <text:s text:c="3"/>וְתַאֲוַת צַדִּיקִים יִתֵּן.<text:tab/>24</text:p>
          </table:table-cell>
          <table:table-cell table:style-name="表29.B2" office:value-type="string">
            <text:p text:style-name="P12"/>
            <text:p text:style-name="P12"/>
            <text:p text:style-name="P12">shrinking / 악한 사람 / she</text:p>
            <text:p text:style-name="P12"/>
            <text:p text:style-name="P12">to come+him / and yearning</text:p>
            <text:p text:style-name="P12"/>
            <text:p text:style-name="P12">의인들 / to give</text:p>
          </table:table-cell>
        </table:table-row>
        <table:table-row>
          <table:table-cell table:style-name="表29.A2" office:value-type="string">
            <text:p text:style-name="P20">/] XXX 20200613_15374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0">[XXX 20200614_102420</text:p>
          </table:table-cell>
          <table:table-cell table:style-name="表29.B2" office:value-type="string">
            <text:p text:style-name="P15"/>
          </table:table-cell>
        </table:table-row>
        <table:table-row>
          <table:table-cell table:style-name="表29.A2" office:value-type="string">
            <text:p text:style-name="P14">10:25</text:p>
            <text:p text:style-name="P14">כה <text:s/>כַּעֲבוֹר סוּפָה, וְאֵין רָשָׁע; <text:s text:c="3"/>וְצַדִּיק, יְסוֹד <text:soft-page-break/>עוֹלָם.</text:p>
          </table:table-cell>
          <table:table-cell table:style-name="表29.B2" office:value-type="string">
            <text:p text:style-name="P12"/>
            <text:p text:style-name="P12"/>
            <text:p text:style-name="P12">as. to pass / whirlwind / and 없어</text:p>
            <text:p text:style-name="P12"/>
            <text:p text:style-name="P12">악한 놈 / and 의인 / 기초</text:p>
            <text:p text:style-name="P12"/>
            <text:p text:style-name="P12"><text:soft-page-break/>eon</text:p>
          </table:table-cell>
        </table:table-row>
        <table:table-row>
          <table:table-cell table:style-name="表29.A2" office:value-type="string">
            <text:p text:style-name="P14">10:26</text:p>
            <text:p text:style-name="P14">כַּחֹמֶץ, לַשִּׁנַּיִם--וְכֶעָשָׁן לָעֵינָיִם: <text:s text:c="3"/>כֵּן הֶעָצֵל, לְשֹׁלְחָיו.<text:tab/>26</text:p>
          </table:table-cell>
          <table:table-cell table:style-name="表29.B2" office:value-type="string">
            <text:p text:style-name="P12"/>
            <text:p text:style-name="P12"/>
            <text:p text:style-name="P12">as. vinegar / to. teeth – and as. smoke</text:p>
            <text:p text:style-name="P12">to. eyes / so / slothful one</text:p>
            <text:p text:style-name="P12"/>
            <text:p text:style-name="P12">to. ones sending+him</text:p>
          </table:table-cell>
        </table:table-row>
        <table:table-row>
          <table:table-cell table:style-name="表29.A2" office:value-type="string">
            <text:p text:style-name="P14">10:27</text:p>
            <text:p text:style-name="P14">כז <text:s/>יִרְאַת יְהוָה, תּוֹסִיף יָמִים; <text:s text:c="3"/>וּשְׁנוֹת רְשָׁעִים תִּקְצֹרְנָה.<text:tab/>27</text:p>
          </table:table-cell>
          <table:table-cell table:style-name="表29.B2" office:value-type="string">
            <text:p text:style-name="P12"/>
            <text:p text:style-name="P12"/>
            <text:p text:style-name="P12">恐惧 / jehovah / to add[추가</text:p>
            <text:p text:style-name="P12"/>
            <text:p text:style-name="P12">日子 / and 多年 / 邪恶人</text:p>
            <text:p text:style-name="P12"/>
            <text:p text:style-name="P12">被缩短</text:p>
          </table:table-cell>
        </table:table-row>
        <table:table-row>
          <table:table-cell table:style-name="表29.A2" office:value-type="string">
            <text:p text:style-name="P14">10:28</text:p>
            <text:p text:style-name="P14">כח <text:s/>תּוֹחֶלֶת צַדִּיקִים שִׂמְחָה; <text:s text:c="3"/>וְתִקְוַת רְשָׁעִים תֹּאבֵד.<text:tab/>28</text:p>
          </table:table-cell>
          <table:table-cell table:style-name="表29.B2" office:value-type="string">
            <text:p text:style-name="P12"/>
            <text:p text:style-name="P12"/>
            <text:p text:style-name="P12">hope[희망 / 义人们</text:p>
            <text:p text:style-name="P12"/>
            <text:p text:style-name="P12">to rejoice / and expectation</text:p>
            <text:p text:style-name="P12"/>
            <text:p text:style-name="P12">邪恶人 / to perish[消灭</text:p>
          </table:table-cell>
        </table:table-row>
        <table:table-row>
          <table:table-cell table:style-name="表29.A2" office:value-type="string">
            <text:p text:style-name="P20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0">[XXX 20200615_111054</text:p>
          </table:table-cell>
          <table:table-cell table:style-name="表29.B2" office:value-type="string">
            <text:p text:style-name="P15"/>
          </table:table-cell>
        </table:table-row>
        <table:table-row>
          <table:table-cell table:style-name="表29.A2" office:value-type="string">
            <text:p text:style-name="P14">10:29</text:p>
            <text:p text:style-name="P14">כט <text:s/>מָעוֹז לַתֹּם, דֶּרֶךְ יְהוָה; <text:s text:c="3"/>וּמְחִתָּה, לְפֹעֲלֵי אָוֶן.<text:tab/>29</text:p>
          </table:table-cell>
          <table:table-cell table:style-name="表29.B2" office:value-type="string">
            <text:p text:style-name="P12"/>
            <text:p text:style-name="P12"/>
            <text:p text:style-name="P12">stronghold / for. one-flawless / 길</text:p>
            <text:p text:style-name="P12"/>
            <text:p text:style-name="P12">jehovah[여호와 / and undoing</text:p>
            <text:p text:style-name="P12"/>
            <text:p text:style-name="P12">to. ones-contriving / lawlessness</text:p>
          </table:table-cell>
        </table:table-row>
        <table:table-row>
          <table:table-cell table:style-name="表29.A2" office:value-type="string">
            <text:p text:style-name="P14">10:30</text:p>
            <text:p text:style-name="P14">ל <text:s/>צַדִּיק, לְעוֹלָם </text:p>
            <text:p text:style-name="P14"><text:soft-page-break/>בַּל-יִמּוֹט; <text:s text:c="3"/>וּרְשָׁעִים, לֹא יִשְׁכְּנוּ-אָרֶץ.<text:tab/>30</text:p>
          </table:table-cell>
          <table:table-cell table:style-name="表29.B2" office:value-type="string">
            <text:p text:style-name="P12"/>
            <text:p text:style-name="P12"/>
            <text:p text:style-name="P12">의인 / for. 영겁 </text:p>
            <text:p text:style-name="P12"/>
            <text:p text:style-name="P12"><text:soft-page-break/>no – to slip / and 邪恶人</text:p>
            <text:p text:style-name="P12"/>
            <text:p text:style-name="P12">not / to tabernacle - land[토지</text:p>
          </table:table-cell>
        </table:table-row>
        <table:table-row>
          <table:table-cell table:style-name="表29.A2" office:value-type="string">
            <text:p text:style-name="P14">10:31</text:p>
            <text:p text:style-name="P14">לא <text:s/>פִּי-צַדִּיק, יָנוּב חָכְמָה; <text:s text:c="3"/>וּלְשׁוֹן תַּהְפֻּכוֹת, תִּכָּרֵת.<text:tab/></text:p>
          </table:table-cell>
          <table:table-cell table:style-name="表29.B2" office:value-type="string">
            <text:p text:style-name="P12"/>
            <text:p text:style-name="P12"/>
            <text:p text:style-name="P12">嘴巴 – 义人 / to produce[생산한다</text:p>
            <text:p text:style-name="P12">지혜 / and 혀</text:p>
            <text:p text:style-name="P12"/>
            <text:p text:style-name="P12">waywardness / to be cut off</text:p>
          </table:table-cell>
        </table:table-row>
        <table:table-row>
          <table:table-cell table:style-name="表29.A2" office:value-type="string">
            <text:p text:style-name="P14">10:32</text:p>
            <text:p text:style-name="P14">לב <text:s/>שִׂפְתֵי צַדִּיק, יֵדְעוּן רָצוֹן; <text:s text:c="3"/>וּפִי רְשָׁעִים, תַּהְפֻּכוֹת.</text:p>
          </table:table-cell>
          <table:table-cell table:style-name="表29.B2" office:value-type="string">
            <text:p text:style-name="P12"/>
            <text:p text:style-name="P12"/>
            <text:p text:style-name="P12">嘴唇 / 义人 / to know</text:p>
            <text:p text:style-name="P12"/>
            <text:p text:style-name="P12">承认 / and 嘴巴 / 邪恶人</text:p>
            <text:p text:style-name="P12"/>
            <text:p text:style-name="P12">waywardness[흔들리는</text:p>
          </table:table-cell>
        </table:table-row>
        <table:table-row>
          <table:table-cell table:style-name="表29.A2" office:value-type="string">
            <text:p text:style-name="P20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0">[XXX </text:p>
          </table:table-cell>
          <table:table-cell table:style-name="表29.B2" office:value-type="string">
            <text:p text:style-name="P15">@@@</text:p>
          </table:table-cell>
        </table:table-row>
        <table:table-row>
          <table:table-cell table:style-name="表29.A2" office:value-type="string">
            <text:p text:style-name="P14">11:1</text:p>
            <text:p text:style-name="P14">מֹאזְנֵי מִרְמָה, תּוֹעֲבַת יְהוָה; <text:s text:c="3"/>וְאֶבֶן שְׁלֵמָה רְצוֹנוֹ.<text:tab/>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4">11:2</text:p>
            <text:p text:style-name="P14">ב <text:s/>בָּא-זָדוֹן, וַיָּבֹא קָלוֹן; <text:s text:c="3"/>וְאֶת-צְנוּעִים חָכְמָה.<text:tab/>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4">11:3</text:p>
            <text:p text:style-name="P14">ג <text:s/>תֻּמַּת יְשָׁרִים תַּנְחֵם; <text:s text:c="3"/><text:soft-page-break/>וְסֶלֶף בֹּגְדִים ושדם (יְשָׁדֵּם).<text:tab/>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4">11:4</text:p>
            <text:p text:style-name="P14">ד <text:s/>לֹא-יוֹעִיל הוֹן, בְּיוֹם עֶבְרָה; <text:s text:c="3"/>וּצְדָקָה, תַּצִּיל מִמָּוֶת.<text:tab/>4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4">11:5</text:p>
            <text:p text:style-name="P14">ה <text:s/>צִדְקַת תָּמִים, תְּיַשֵּׁר דַּרְכּוֹ; <text:s text:c="3"/>וּבְרִשְׁעָתוֹ, יִפֹּל רָשָׁע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0">/] XXX </text:p>
          </table:table-cell>
          <table:table-cell table:style-name="表29.B2" office:value-type="string">
            <text:p text:style-name="P12">TEMPLATE</text:p>
          </table:table-cell>
        </table:table-row>
        <table:table-row>
          <table:table-cell table:style-name="表29.A2" office:value-type="string">
            <text:p text:style-name="P20">[XXX </text:p>
          </table:table-cell>
          <table:table-cell table:style-name="表29.B2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7"/>
      <text:p text:style-name="P8">[/  XXX] </text:p>
      <text:p text:style-name="P17"/>
      <text:p text:style-name="P19"/>
      <text:p text:style-name="P18"/>
      <text:p text:style-name="P7">------------------------------------------------------------</text:p>
      <text:p text:style-name="P7">[XXX] 20200327_115755</text:p>
      <text:p text:style-name="P17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ext:soft-page-break/>
        <table:table-row>
          <table:table-cell table:style-name="表30.A1" office:value-type="string">
            <text:p text:style-name="P14"/>
          </table:table-cell>
          <table:table-cell table:style-name="表30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7"/>
      <text:p text:style-name="P8">[/  XXX] </text:p>
      <text:p text:style-name="P17"/>
      <text:p text:style-name="P18"/>
      <text:p text:style-name="P18"/>
      <text:p text:style-name="P18"/>
      <text:p text:style-name="P18"/>
      <text:p text:style-name="P1">------------------------------------------------------------ TEMPLATE<text:change text:change-id="ct177851136"/></text:p>
      <text:p text:style-name="P7">------------------------------------------------------------</text:p>
      <text:p text:style-name="P7">[XXX] </text:p>
      <text:p text:style-name="P17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4"/>
          </table:table-cell>
          <table:table-cell table:style-name="表49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7"/>
      <text:p text:style-name="P8">[/  XXX] </text:p>
      <text:p text:style-name="P17"/>
      <text:p text:style-name="P18"/>
      <text:p text:style-name="P18"/>
      <text:p text:style-name="P5">1. <text:span text:style-name="T6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4"/>
          </table:table-cell>
        </table:table-row>
        <table:table-row>
          <table:table-cell table:style-name="表15.A2" office:value-type="string">
            <text:p text:style-name="P21"/>
          </table:table-cell>
        </table:table-row>
      </table:table>
      <text:p text:style-name="P5">2. <text:span text:style-name="T6">XX:XX</text:span></text:p>
      <table:table table:name="表16" table:style-name="表16">
        <table:table-column table:style-name="表16.A"/>
        <text:soft-page-break/>
        <table:table-row>
          <table:table-cell table:style-name="表16.A1" office:value-type="string">
            <text:p text:style-name="P14"/>
          </table:table-cell>
        </table:table-row>
        <table:table-row>
          <table:table-cell table:style-name="表16.A2" office:value-type="string">
            <text:p text:style-name="P21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7"/>
      <text:p text:style-name="P8">[/  XXX]</text:p>
      <text:p text:style-name="P17"/>
      <text:p text:style-name="P17"/>
      <text:p text:style-name="P4"/>
      <text:p text:style-name="P18"/>
      <text:p text:style-name="P5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4"/>
          </table:table-cell>
        </table:table-row>
        <table:table-row>
          <table:table-cell table:style-name="表3.A2" office:value-type="string">
            <text:p text:style-name="P21"/>
          </table:table-cell>
        </table:table-row>
      </table:table>
      <text:p text:style-name="P5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4"/>
          </table:table-cell>
        </table:table-row>
        <table:table-row>
          <table:table-cell table:style-name="表50.A2" office:value-type="string">
            <text:p text:style-name="P21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7"/>
      <text:p text:style-name="P8">[/  XXX]</text:p>
      <text:p text:style-name="P17"/>
      <text:p text:style-name="P17"/>
      <text:p text:style-name="P17"/>
      <text:p text:style-name="P17"/>
      <text:p text:style-name="P13">/------------------------------------------------------------ /TEMPLATE</text:p>
      <text:p text:style-name="P17"/>
      <text:p text:style-name="P6">--------------------------------------- [STEPS : closing] 20191009_161940</text:p>
      <text:list xml:id="list643351720753094050" text:style-name="L1">
        <text:list-item>
          <text:p text:style-name="P35">time label ==&gt; paste</text:p>
        </text:list-item>
        <text:list-item>
          <text:p text:style-name="P35">“@@@” ==&gt; move to → at the bottom of the doc area</text:p>
        </text:list-item>
        <text:list-item>
          <text:p text:style-name="P35">DUP : template</text:p>
        </text:list-item>
        <text:list-item>
          <text:p text:style-name="P35"><text:soft-page-break/>close</text:p>
          <text:list>
            <text:list-item>
              <text:p text:style-name="P35">web pages</text:p>
            </text:list-item>
            <text:list-item>
              <text:p text:style-name="P35">sheet file</text:p>
            </text:list-item>
            <text:list-item>
              <text:p text:style-name="P35">folders (if any)</text:p>
            </text:list-item>
            <text:list-item>
              <text:p text:style-name="P35">this</text:p>
            </text:list-item>
          </text:list>
        </text:list-item>
      </text:list>
      <text:p text:style-name="P6">/ --------------------------------------- [STEPS : closing] 20191009_161940 /</text:p>
      <text:p text:style-name="P6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23"/>
          </table:table-cell>
          <table:table-cell table:style-name="表236.A1" office:value-type="string">
            <text:p text:style-name="P23">TH</text:p>
          </table:table-cell>
          <table:table-cell table:style-name="表236.C1" office:value-type="string">
            <text:p text:style-name="P23">“the”</text:p>
          </table:table-cell>
        </table:table-row>
        <table:table-row>
          <table:table-cell table:style-name="表236.A2" office:value-type="string">
            <text:p text:style-name="P23"/>
          </table:table-cell>
          <table:table-cell table:style-name="表236.A2" office:value-type="string">
            <text:p text:style-name="P23">gh</text:p>
          </table:table-cell>
          <table:table-cell table:style-name="表236.C2" office:value-type="string">
            <text:p text:style-name="P23">arabic ghain</text:p>
          </table:table-cell>
        </table:table-row>
        <table:table-row>
          <table:table-cell table:style-name="表236.A2" office:value-type="string">
            <text:p text:style-name="P23"/>
          </table:table-cell>
          <table:table-cell table:style-name="表236.A2" office:value-type="string">
            <text:p text:style-name="P23">dz</text:p>
          </table:table-cell>
          <table:table-cell table:style-name="表236.C2" office:value-type="string">
            <text:p text:style-name="P23">arabic ẓ (ðˁ) (ظ</text:p>
          </table:table-cell>
        </table:table-row>
        <table:table-row>
          <table:table-cell table:style-name="表236.A2" office:value-type="string">
            <text:p text:style-name="P23"/>
          </table:table-cell>
          <table:table-cell table:style-name="表236.A2" office:value-type="string">
            <text:p text:style-name="P22">a_</text:p>
          </table:table-cell>
          <table:table-cell table:style-name="表236.C2" office:value-type="string">
            <text:p text:style-name="P23">“<text:span text:style-name="T7">a</text:span>”</text:p>
          </table:table-cell>
        </table:table-row>
        <table:table-row>
          <table:table-cell table:style-name="表236.A2" office:value-type="string">
            <text:p text:style-name="P23"/>
          </table:table-cell>
          <table:table-cell table:style-name="表236.A2" office:value-type="string">
            <text:p text:style-name="P22">*</text:p>
          </table:table-cell>
          <table:table-cell table:style-name="表236.C2" office:value-type="string">
            <text:p text:style-name="P23">kha:</text:p>
          </table:table-cell>
        </table:table-row>
        <table:table-row>
          <table:table-cell table:style-name="表236.A2" office:value-type="string">
            <text:p text:style-name="P23"/>
          </table:table-cell>
          <table:table-cell table:style-name="表236.A2" office:value-type="string">
            <text:p text:style-name="P22">** (#)</text:p>
          </table:table-cell>
          <table:table-cell table:style-name="表236.C2" office:value-type="string">
            <text:p text:style-name="P23">kh</text:p>
          </table:table-cell>
        </table:table-row>
      </table:table>
      <text:p text:style-name="P6"/>
      <text:p text:style-name="P6"/>
      <text:p text:style-name="P6">/ --------------------------------------- [SYMBOLS] 20191113_111045 /</text:p>
      <text:p text:style-name="P6"/>
      <text:p text:style-name="P6"/>
      <table:table table:name="表276" table:style-name="表276">
        <table:table-column table:style-name="表276.A"/>
        <table:table-row>
          <table:table-cell table:style-name="表276.A1" office:value-type="string">
            <text:p text:style-name="P24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4"/>
          </table:table-cell>
        </table:table-row>
      </table:table>
      <text:p text:style-name="P11"/>
      <text:p text:style-name="P11">steps 20200614_103915</text:p>
      <table:table table:name="表1" table:style-name="表1">
        <table:table-column table:style-name="表1.A"/>
        <table:table-row>
          <table:table-cell table:style-name="表1.A1" office:value-type="string">
            <text:list xml:id="list9220393445342069423" text:style-name="L2">
              <text:list-item>
                <text:p text:style-name="P26">right-click &gt; r &gt; i &gt; <text:span text:style-name="T8">↑ &gt; Ret (inset rows)</text:span></text:p>
                <text:list>
                  <text:list-item>
                    <text:p text:style-name="P27">enter “a” x 3 (marker)</text:p>
                  </text:list-item>
                  <text:list-item>
                    <text:p text:style-name="P27">M – w &gt; a (new window)</text:p>
                  </text:list-item>
                </text:list>
              </text:list-item>
              <text:list-item>
                <text:p text:style-name="P27">C – f &gt; “@”x3 &gt; Ret (find “@”x3)</text:p>
                <text:list>
                  <text:list-item>
                    <text:p text:style-name="P27">C – x (cut)</text:p>
                  </text:list-item>
                  <text:list-item>
                    <text:p text:style-name="P27">C – f &gt; “a” x 3 &gt; Ret &gt; C – v (find, paste)</text:p>
                  </text:list-item>
                </text:list>
              </text:list-item>
              <text:list-item>
                <text:p text:style-name="P27">C – f &gt; “]” &gt; Ret (find “template”)</text:p>
                <text:list>
                  <text:list-item>
                    <text:p text:style-name="P27">select ==&gt; cells</text:p>
                  </text:list-item>
                  <text:list-item>
                    <text:p text:style-name="P27">C – c &gt; C – Home &gt; C – f &gt; “@” x 3 (copy, find label)</text:p>
                  </text:list-item>
                  <text:list-item>
                    <text:p text:style-name="P27">C - ← x 2 &gt; ↑ <text:s/>(navigation)</text:p>
                  </text:list-item>
                </text:list>
              </text:list-item>
              <text:list-item>
                <text:p text:style-name="P27"/>
              </text:list-item>
            </text:list>
          </table:table-cell>
        </table:table-row>
        <table:table-row>
          <table:table-cell table:style-name="表1.A2" office:value-type="string">
            <text:p text:style-name="P24"/>
          </table:table-cell>
        </table:table-row>
      </table:table>
      <text:p text:style-name="P13"/>
      <text:p text:style-name="P13"><text:soft-page-break/>steps : add text 20200615_113813</text:p>
      <text:p text:style-name="P13"/>
      <table:table table:name="表2" table:style-name="表2">
        <table:table-column table:style-name="表2.A"/>
        <table:table-row>
          <table:table-cell table:style-name="表2.A1" office:value-type="string">
            <text:list xml:id="list9174052410105895390" text:style-name="L3">
              <text:list-item>
                <text:p text:style-name="P28">select ==&gt; string</text:p>
                <text:list>
                  <text:list-item>
                    <text:p text:style-name="P28">click on the right side of a numbering char</text:p>
                  </text:list-item>
                  <text:list-item>
                    <text:p text:style-name="P28">S – X (X = any char in the first line of the target text)</text:p>
                  </text:list-item>
                  <text:list-item>
                    <text:p text:style-name="P28">S – End (select the whole text area)</text:p>
                  </text:list-item>
                  <text:list-item>
                    <text:p text:style-name="P28">C – x (cut)</text:p>
                  </text:list-item>
                  <text:list-item>
                    <text:p text:style-name="P28">Tab (back)</text:p>
                  </text:list-item>
                  <text:list-item>
                    <text:p text:style-name="P28">C – v</text:p>
                  </text:list-item>
                  <text:list-item>
                    <text:p text:style-name="P28">S – Tab x 2 &gt; ↓ (move to the next pasting point)</text:p>
                  </text:list-item>
                </text:list>
              </text:list-item>
            </text:list>
          </table:table-cell>
        </table:table-row>
        <table:table-row>
          <table:table-cell table:style-name="表2.A2" office:value-type="string">
            <text:p text:style-name="P24"/>
          </table:table-cell>
        </table:table-row>
      </table:table>
      <text:p text:style-name="P13"/>
      <text:p text:style-name="P13"/>
      <text:p text:style-name="P13"/>
      <text:p text:style-name="P13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6-15T11:41:00.08</dc:date>
    <dc:creator>iwabuchi ken</dc:creator>
    <meta:editing-duration>P6DT5H26M44S</meta:editing-duration>
    <meta:editing-cycles>449</meta:editing-cycles>
    <meta:generator>OpenOffice/4.1.3$Win32 OpenOffice.org_project/413m1$Build-9783</meta:generator>
    <meta:document-statistic meta:table-count="11" meta:image-count="0" meta:object-count="0" meta:page-count="11" meta:paragraph-count="235" meta:word-count="1329" meta:character-count="6053"/>
  </office:meta>
</office:document-meta>
</file>